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6.32cm"/>
    </style:style>
    <style:style style:name="pr8" style:family="presentation" style:parent-style-name="Standard-outline1">
      <style:graphic-properties fo:min-height="8.886cm"/>
    </style:style>
    <style:style style:name="P1" style:family="paragraph">
      <style:paragraph-properties fo:text-align="center"/>
      <style:text-properties fo:color="#000000" fo:font-size="16pt" style:font-size-asian="16pt" style:font-size-complex="9.10000038146973pt"/>
    </style:style>
    <style:style style:name="P2" style:family="paragraph">
      <style:paragraph-properties fo:text-align="center"/>
      <style:text-properties fo:color="#000000" fo:language="en" fo:country="US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style:line-height-at-least="0.176cm" fo:text-align="start"/>
      <style:text-properties fo:color="#000000" fo:font-size="32pt" fo:language="en" fo:country="none" style:font-size-asian="32pt" style:font-size-complex="32pt"/>
    </style:style>
    <style:style style:name="P6" style:family="paragraph">
      <style:paragraph-properties style:line-height-at-least="0.176cm" fo:text-align="start"/>
      <style:text-properties fo:color="#000000" fo:font-size="32pt" fo:language="en" fo:country="US" style:font-size-asian="32pt" style:font-size-complex="32pt"/>
    </style:style>
    <style:style style:name="P7" style:family="paragraph">
      <style:paragraph-properties style:line-height-at-least="0.176cm" fo:text-align="start"/>
      <style:text-properties fo:language="en" fo:country="US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margin-left="0cm" fo:margin-right="0cm" style:line-height-at-least="0.176cm" fo:text-align="center" fo:text-indent="0.499cm"/>
      <style:text-properties fo:color="#000000" fo:font-size="44pt" fo:language="en" fo:country="none" style:font-size-asian="44pt" style:font-size-complex="44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margin-left="0cm" fo:margin-right="0cm" style:line-height-at-least="0.176cm" fo:text-align="start" fo:text-indent="0.499cm"/>
      <style:text-properties fo:color="#000000" fo:font-size="28pt" fo:language="en" fo:country="none" style:font-size-asian="28pt" style:font-size-complex="28pt"/>
    </style:style>
    <style:style style:name="P12" style:family="paragraph">
      <style:paragraph-properties fo:margin-left="1.27cm" fo:margin-right="0cm" style:line-height-at-least="0.176cm" fo:text-align="start" fo:text-indent="-0.635cm"/>
      <style:text-properties fo:color="#000000" fo:font-size="28pt" fo:language="en" fo:country="none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margin-left="0cm" fo:margin-right="0cm" style:line-height-at-least="0.176cm" fo:text-indent="0.499cm"/>
      <style:text-properties fo:font-size="40pt" fo:language="en" fo:country="none" style:font-size-asian="40pt" style:font-size-complex="40pt"/>
    </style:style>
    <style:style style:name="P15" style:family="paragraph">
      <style:paragraph-properties fo:margin-left="0cm" fo:margin-right="0cm" style:line-height-at-least="0.176cm" fo:text-align="start" fo:text-indent="0.499cm"/>
      <style:text-properties fo:color="#000000" fo:font-size="26pt" fo:language="en" fo:country="none" style:font-size-asian="26pt" style:font-size-complex="26pt"/>
    </style:style>
    <style:style style:name="P16" style:family="paragraph">
      <style:paragraph-properties fo:margin-left="1.27cm" fo:margin-right="0cm" style:line-height-at-least="0.176cm" fo:text-align="start" fo:text-indent="-0.635cm"/>
      <style:text-properties fo:color="#000000" fo:font-size="26pt" fo:language="en" fo:country="none" style:font-size-asian="26pt" style:font-size-complex="26pt"/>
    </style:style>
    <style:style style:name="P17" style:family="paragraph">
      <style:paragraph-properties fo:margin-left="0cm" fo:margin-right="0cm" style:line-height-at-least="0.176cm" fo:text-align="start" fo:text-indent="0.499cm"/>
      <style:text-properties fo:color="#000000" fo:font-size="32pt" fo:language="en" fo:country="none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8" style:family="paragraph">
      <style:paragraph-properties style:line-height-at-least="0.176cm" fo:text-align="start"/>
      <style:text-properties fo:language="en" fo:country="none"/>
    </style:style>
    <style:style style:name="P19" style:family="paragraph">
      <style:paragraph-properties fo:text-align="start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6pt" fo:language="en" fo:country="none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0pt" fo:language="en" fo:country="none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6pt" fo:language="en" fo:country="none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language="en" fo:country="none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Arial" style:font-family-generic="roman" style:font-pitch="variable" fo:font-size="44pt" fo:text-shadow="none" style:text-underline-style="none" style:letter-kerning="true" style:font-family-asian="'Arial Unicode MS'" style:font-family-generic-asian="system" style:font-pitch-asian="variable" style:font-size-asian="44pt" style:font-family-complex="'Arial Unicode MS'" style:font-family-generic-complex="system" style:font-pitch-complex="variable" style:font-size-complex="44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44pt" fo:language="en" fo:country="none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fo:font-size="28pt" fo:language="en" fo:country="none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fo:font-size="40pt" fo:language="en" fo:country="none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fo:font-size="26pt" fo:language="en" fo:country="none" fo:font-style="italic" style:font-size-asian="26pt" style:font-style-asian="italic" style:font-size-complex="26pt" style:font-style-complex="italic"/>
    </style:style>
    <style:style style:name="T14" style:family="text">
      <style:text-properties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Game Master</text:p>
          </draw:text-box>
        </draw:frame>
        <draw:frame presentation:style-name="pr2" draw:text-style-name="P4" draw:layer="layout" svg:width="25.199cm" svg:height="13.859cm" svg:x="1.601cm" svg:y="4.941cm" presentation:class="subtitle" presentation:user-transformed="true">
          <draw:text-box>
            <text:p text:style-name="P1"><text:span text:style-name="T1">A tool for composers of </text:span><text:span text:style-name="T2">“musique concrète”</text:span></text:p>
            <text:p text:style-name="P1"><text:span text:style-name="T2"/></text:p>
            <text:p text:style-name="P1"><text:span text:style-name="T2"/></text:p>
            <text:p text:style-name="P2"><text:span text:style-name="T3">Jean-Jacques Girardot and Jean-François Minjard</text:span></text:p>
            <text:p text:style-name="P2"><text:span text:style-name="T3"/></text:p>
            <text:p text:style-name="P3"><text:span text:style-name="T3"><text:a xlink:href="mailto:jj@girardot.name">jj@girardot.name</text:a></text:span><text:span text:style-name="T3">, </text:span><text:span text:style-name="T3"><text:a xlink:href="mailto:contact@lesondeschoses.audio">contact@lesondeschoses.audio</text:a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text-style-name="P8" draw:layer="layout" svg:width="25.199cm" svg:height="13.859cm" svg:x="1.8cm" svg:y="4.941cm" presentation:class="outline" presentation:user-transformed="true">
          <draw:text-box>
            <text:list text:style-name="L3">
              <text:list-item>
                <text:p text:style-name="P5"><text:span text:style-name="T5">Born 3 years ago, as a software for an interactive electroacoustic installation, with modest ambitions</text:span></text:p>
              </text:list-item>
              <text:list-item>
                <text:p text:style-name="P6"><text:span text:style-name="T5">The Game Master is not a synthesizer, not an audio effect, not an intelligent tool. </text:span></text:p>
              </text:list-item>
              <text:list-item>
                <text:p text:style-name="P6"><text:span text:style-name="T5">It just plays clips.</text:span></text:p>
                <text:list>
                  <text:list-item>
                    <text:p text:style-name="P7"><text:span text:style-name="T5">With many vari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 text:style-name="P9"><text:span text:style-name="T6">The </text:span><text:span text:style-name="T7">implementation</text:span>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1"><text:span text:style-name="T8">The Game Master is a collection of </text:span><text:span text:style-name="T9">plug-ins</text:span><text:span text:style-name="T8"> written in </text:span><text:span text:style-name="T9">JSFX</text:span><text:span text:style-name="T8"> -- it includes:</text:span></text:p>
              </text:list-item>
              <text:list-item>
                <text:p text:style-name="P12"><text:span text:style-name="T8">The </text:span><text:span text:style-name="T9">Game Master</text:span><text:span text:style-name="T8"> itself, which controls everything</text:span></text:p>
              </text:list-item>
              <text:list-item>
                <text:p text:style-name="P12"><text:span text:style-name="T8">The </text:span><text:span text:style-name="T9">Players</text:span><text:span text:style-name="T8">, each one being able to play a clip, with up to 64 output channels</text:span></text:p>
              </text:list-item>
              <text:list-item>
                <text:p text:style-name="P12"><text:span text:style-name="T8">The </text:span><text:span text:style-name="T9">MIDI Handlers</text:span><text:span text:style-name="T8">, generic or specific to some MIDI controller, which listen to MIDI input, generate MIDI output, and dialog with the GM.</text:span></text:p>
              </text:list-item>
              <text:list-item>
                <text:p text:style-name="P12"><text:span text:style-name="T8">A multi-channel </text:span><text:span text:style-name="T9">limiter/compressor</text:span><text:span text:style-name="T8">, applied to the final outp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4" draw:layer="layout" svg:width="26cm" svg:height="3.506cm" svg:x="1cm" svg:y="0.837cm" presentation:class="title" presentation:user-transformed="true">
          <draw:text-box>
            <text:p text:style-name="P14"><text:span text:style-name="T10">Aspects: the integrated “</text:span><text:span text:style-name="T11">mSL</text:span><text:span text:style-name="T10">” language</text:span></text:p>
          </draw:text-box>
        </draw:frame>
        <draw:frame presentation:style-name="pr7" draw:text-style-name="P15" draw:layer="layout" svg:width="27.2cm" svg:height="16.32cm" svg:x="0.2cm" svg:y="4.914cm" presentation:class="outline" presentation:user-transformed="true">
          <draw:text-box>
            <text:list text:style-name="L3">
              <text:list-item>
                <text:p text:style-name="P15"><text:span text:style-name="T12">The Game Master includes "mSL", micro Script Language, a simplified C-like language with the same syntax as JSFX, but with slightly better semantics: </text:span></text:p>
              </text:list-item>
              <text:list-item>
                <text:p text:style-name="P16"><text:span text:style-name="T12">functional, proper tail recursive, </text:span></text:p>
              </text:list-item>
              <text:list-item>
                <text:p text:style-name="P16"><text:span text:style-name="T12">preemptive multithreading, </text:span></text:p>
              </text:list-item>
              <text:list-item>
                <text:p text:style-name="P16"><text:span text:style-name="T12">dynamic memory, </text:span><text:span text:style-name="T13">O(1)</text:span><text:span text:style-name="T12"> "malloc()" and "free()", with a garbage collector, </text:span></text:p>
              </text:list-item>
              <text:list-item>
                <text:p text:style-name="P16"><text:span text:style-name="T12">on the fly programming,</text:span></text:p>
              </text:list-item>
              <text:list-item>
                <text:p text:style-name="P16"><text:span text:style-name="T12">integration with the Game Master via high or low level primitives, such as "action()", "play()", "thread()", "table()", "event()", "compile()", "yield()", "wait()", "get()", "set()"...</text:span></text:p>
              </text:list-item>
              <text:list-item>
                <text:p text:style-name="P16"><text:span text:style-name="T12">no interference with sound produ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can it be used for ?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7"><text:span text:style-name="T14">An “</text:span><text:span text:style-name="T5">ambient electroacoustic music generator”</text:span></text:p>
                <text:list>
                  <text:list-item>
                    <text:p text:style-name="P18"><text:span text:style-name="T5">Nice for “soundscape”</text:span></text:p>
                  </text:list-item>
                </text:list>
              </text:list-item>
              <text:list-item>
                <text:p text:style-name="P17"><text:span text:style-name="T5">A tool for concerts</text:span></text:p>
                <text:list>
                  <text:list-item>
                    <text:p text:style-name="P18"><text:span text:style-name="T5">Offers “rendering live variations”</text:span></text:p>
                  </text:list-item>
                </text:list>
              </text:list-item>
              <text:list-item>
                <text:p text:style-name="P17"><text:span text:style-name="T5">A tool for live performances</text:span></text:p>
                <text:list>
                  <text:list-item>
                    <text:p text:style-name="P18"><text:span text:style-name="T5">From 'interactive” to “live” to “live coding”</text:span></text:p>
                  </text:list-item>
                </text:list>
              </text:list-item>
              <text:list-item>
                <text:p text:style-name="P17"><text:span text:style-name="T5">A studio system</text:span></text:p>
                <text:list>
                  <text:list-item>
                    <text:p text:style-name="P18"><text:span text:style-name="T5">Discover new aspects of your sou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text-style-name="P3" draw:layer="layout" svg:width="25.199cm" svg:height="8.886cm" svg:x="1.655cm" svg:y="6.982cm" presentation:class="outline" presentation:user-transformed="true">
          <draw:text-box>
            <text:list text:style-name="L3">
              <text:list-header>
                <text:p text:style-name="P3">Thank you for your attention</text:p>
                <text:p text:style-name="P3"/>
                <text:p text:style-name="P3"/>
                <text:p text:style-name="P3">Come and see our unique hand made poster :-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Jacques Girardot</meta:initial-creator>
    <meta:creation-date>2022-06-11T13:38:15</meta:creation-date>
    <meta:editing-duration>PT54M57S</meta:editing-duration>
    <meta:editing-cycles>4</meta:editing-cycles>
    <dc:date>2022-06-11T14:32:56</dc:date>
    <dc:creator>Jean-Jacques Girardot</dc:creator>
    <meta:generator>OpenOffice/4.1.11$Unix OpenOffice.org_project/4111m1$Build-9808</meta:generator>
    <meta:document-statistic meta:object-count="44"/>
  </office:meta>
</office:document-meta>
</file>